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7" table:default-cell-style-name="ce2"/>
        <table:table-column table:style-name="co12" table:default-cell-style-name="ce2"/>
        <table:table-column table:style-name="co11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named-expressions>
        <table:named-range table:name="Egzamin" table:base-cell-address="$Egzaminy.$A$1" table:cell-range-address="$Egzaminy.$A$1"/>
        <table:named-range table:name="Klasy" table:base-cell-address="$Egzamin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6:55.7801688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20:37.144094152</dc:date>
    <meta:generator>LibreOffice/5.4.2.2$Linux_X86_64 LibreOffice_project/40m0$Build-2</meta:generator>
    <meta:editing-duration>PT3M19S</meta:editing-duration>
    <meta:editing-cycles>3</meta:editing-cycles>
    <meta:document-statistic meta:table-count="4" meta:cell-count="597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